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990b" officeooo:paragraph-rsid="000f990b"/>
    </style:style>
    <style:style style:name="P2" style:family="paragraph" style:parent-style-name="Standard">
      <style:paragraph-properties fo:text-align="start" style:justify-single-word="false"/>
      <style:text-properties fo:color="#000000" loext:opacity="100%" fo:font-size="16pt" officeooo:rsid="00205c22" officeooo:paragraph-rsid="000f990b" style:font-size-asian="16pt" style:font-size-complex="16pt"/>
    </style:style>
    <style:style style:name="P3" style:family="paragraph" style:parent-style-name="Standard">
      <style:paragraph-properties fo:text-align="start" style:justify-single-word="false"/>
      <style:text-properties fo:color="#000000" loext:opacity="100%" fo:font-size="16pt" officeooo:rsid="001e1fc5" officeooo:paragraph-rsid="000f990b" style:font-size-asian="16pt" style:font-size-complex="16pt"/>
    </style:style>
    <style:style style:name="P4" style:family="paragraph" style:parent-style-name="Standard">
      <style:paragraph-properties fo:text-align="start" style:justify-single-word="false"/>
      <style:text-properties fo:color="#000000" loext:opacity="100%" fo:font-size="16pt" officeooo:rsid="0017cbee" officeooo:paragraph-rsid="000f990b" style:font-size-asian="16pt" style:font-size-complex="16pt"/>
    </style:style>
    <style:style style:name="P5" style:family="paragraph" style:parent-style-name="Standard">
      <style:paragraph-properties fo:text-align="start" style:justify-single-word="false"/>
      <style:text-properties fo:color="#000000" loext:opacity="100%" fo:font-size="16pt" officeooo:rsid="001ff650" officeooo:paragraph-rsid="000f990b" style:font-size-asian="16pt" style:font-size-complex="16pt"/>
    </style:style>
    <style:style style:name="P6" style:family="paragraph" style:parent-style-name="Standard">
      <style:paragraph-properties fo:text-align="start" style:justify-single-word="false"/>
      <style:text-properties fo:color="#000000" loext:opacity="100%" fo:font-size="21pt" style:text-underline-style="none" officeooo:rsid="00162ebe" officeooo:paragraph-rsid="000f990b" style:font-size-asian="21pt" style:font-size-complex="21pt"/>
    </style:style>
    <style:style style:name="P7" style:family="paragraph" style:parent-style-name="Standard">
      <style:paragraph-properties fo:text-align="center" style:justify-single-word="false"/>
      <style:text-properties fo:color="#c9211e" loext:opacity="100%" fo:font-size="21pt" style:text-underline-style="solid" style:text-underline-width="auto" style:text-underline-color="font-color" officeooo:rsid="00162ebe" officeooo:paragraph-rsid="000f990b" style:font-size-asian="21pt" style:font-size-complex="21pt"/>
    </style:style>
    <style:style style:name="T1" style:family="text">
      <style:text-properties officeooo:rsid="00162ebe"/>
    </style:style>
    <style:style style:name="T2" style:family="text">
      <style:text-properties officeooo:rsid="0017cbee"/>
    </style:style>
    <style:style style:name="T3" style:family="text">
      <style:text-properties officeooo:rsid="0018622f"/>
    </style:style>
    <style:style style:name="T4" style:family="text">
      <style:text-properties officeooo:rsid="000f990b"/>
    </style:style>
    <style:style style:name="T5" style:family="text">
      <style:text-properties officeooo:rsid="000ff4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Journal de bord du vendredi <text:span text:style-name="T4">20</text:span> septembre</text:p>
      <text:p text:style-name="P7"/>
      <text:p text:style-name="P6">journal de bord :</text:p>
      <text:p text:style-name="P6"/>
      <text:p text:style-name="P3">Lors de la <text:span text:style-name="T1">deuxième</text:span> séance du vendredi <text:span text:style-name="T4">20</text:span>/09 le thème de la séance était <text:span text:style-name="T1">la prise de note </text:span><text:span text:style-name="T5">sur un documents</text:span></text:p>
      <text:p text:style-name="P3"/>
      <text:p text:style-name="P3">L’objectif de la séance était pour but de <text:span text:style-name="T1">savoir faire des prise de notes</text:span></text:p>
      <text:p text:style-name="P3">,<text:span text:style-name="T2">noté l’essentiel d’un discours ne pas copié mot par mot ce que la personne dit et c’est important d’écouter, de comprendre, d’analyser ce que la personne raconte et après de rédiger. C’est important la prise de notes pour garder une trace, comprendre, mémoriser ce que l’interlocuteur dit.</text:span></text:p>
      <text:p text:style-name="P4">Il est nécessaire d’optimiser sa prise de notes comme faire des <text:span text:style-name="T3">(</text:span>schéma, carte mental<text:span text:style-name="T3">), c’est aussi cruciale de supprimer les mots inutiles comme utilisant des signes, symboles et remplacer des mots long pour optimiser et structurer la présentation et enfin une prise de notes est important durant les études ou dans le quotidien et donc dans le professionnel. <text:s/></text:span></text:p>
      <text:p text:style-name="P3"/>
      <text:p text:style-name="P5">Au début la mise en situation était de <text:span text:style-name="T3">faire une prise de notes d’un </text:span><text:span text:style-name="T4">document sur l’origine des fausses information </text:span><text:span text:style-name="T3">qui dure </text:span><text:span text:style-name="T4">50</text:span><text:span text:style-name="T3">min pour ensuite faire une synthèse de cette prise de notes </text:span><text:span text:style-name="T4">et après l’expliquer ce que on n’a compris du texte en 5min. </text:span></text:p>
      <text:p text:style-name="P3"/>
      <text:p text:style-name="P2">Ce que j’ai retenue de la séance ce que c’est important la prise de note <text:span text:style-name="T4">sur un document de plusieurs pag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990b" officeooo:paragraph-rsid="000f990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lexis Hameau 1A3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2T13:31:33.812000000</meta:creation-date>
    <dc:date>2024-09-22T13:38:31.203000000</dc:date>
    <meta:editing-duration>PT6M56S</meta:editing-duration>
    <meta:editing-cycles>3</meta:editing-cycles>
    <meta:generator>LibreOffice/24.2.4.2$Windows_X86_64 LibreOffice_project/51a6219feb6075d9a4c46691dcfe0cd9c4fff3c2</meta:generator>
    <meta:document-statistic meta:table-count="0" meta:image-count="0" meta:object-count="0" meta:page-count="1" meta:paragraph-count="9" meta:word-count="220" meta:character-count="1262" meta:non-whitespace-character-count="1048"/>
  </office:meta>
</office:document-meta>
</file>